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5.875cm" fo:min-width="7.175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dash" draw:stroke-dash="Fine_20_Dashed" svg:stroke-width="0.051cm" svg:stroke-color="#000000" draw:marker-start-width="0.148cm" draw:marker-end-width="0.148cm" draw:fill="none" draw:textarea-vertical-align="middle" draw:auto-grow-height="false" draw:fit-to-size="false" fo:min-height="10.591cm" fo:min-width="4.156cm" fo:padding-top="0.115cm" fo:padding-bottom="0.115cm" fo:padding-left="0.24cm" fo:padding-right="0.24cm" fo:wrap-option="wrap"/>
    </style:style>
    <style:style style:name="gr3" style:family="graphic" style:parent-style-name="standard">
      <style:graphic-properties draw:stroke="solid" svg:stroke-width="0.051cm" svg:stroke-color="#6666ff" draw:marker-start-width="0.148cm" draw:marker-end-width="0.148cm" draw:fill="solid" draw:fill-color="#ffffff" draw:textarea-vertical-align="middle" draw:auto-grow-height="false" draw:fit-to-size="false" fo:min-height="0.248cm" fo:min-width="0.011cm" fo:padding-top="0.115cm" fo:padding-bottom="0.115cm" fo:padding-left="0.24cm" fo:padding-right="0.24cm" fo:wrap-option="wrap"/>
    </style:style>
    <style:style style:name="gr4" style:family="graphic" style:parent-style-name="standard" style:list-style-name="L2">
      <style:graphic-properties draw:stroke="solid" svg:stroke-width="0.071cm" svg:stroke-color="#000000" draw:fill="solid" draw:fill-color="#ffffff" draw:textarea-vertical-align="middle" draw:auto-grow-height="false" draw:fit-to-size="false" fo:min-height="1.027cm" fo:min-width="2.713cm" fo:padding-top="0.127cm" fo:padding-bottom="0.127cm" fo:padding-left="0.254cm" fo:padding-right="0.254cm" fo:wrap-option="wrap"/>
    </style:style>
    <style:style style:name="gr5" style:family="graphic" style:parent-style-name="standard" style:list-style-name="L2">
      <style:graphic-properties draw:stroke="solid" svg:stroke-width="0.071cm" svg:stroke-color="#000000" draw:fill="solid" draw:fill-color="#ffffff" draw:textarea-vertical-align="middle" draw:auto-grow-height="false" draw:fit-to-size="false" fo:min-height="1.027cm" fo:min-width="2.713cm" fo:padding-top="0.127cm" fo:padding-bottom="0.127cm" fo:padding-left="0.254cm" fo:padding-right="0.254cm" fo:wrap-option="wrap"/>
    </style:style>
    <style:style style:name="gr6" style:family="graphic" style:parent-style-name="standard" style:list-style-name="L2">
      <style:graphic-properties draw:stroke="solid" svg:stroke-width="0.026cm" svg:stroke-color="#98b855" draw:fill="gradient" draw:fill-gradient-name="Gradient_20_3" draw:textarea-vertical-align="middle" draw:auto-grow-height="false" draw:fit-to-size="false" fo:min-height="0.626cm" fo:min-width="1.735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" style:family="graphic" style:parent-style-name="standard" style:list-style-name="L2">
      <style:graphic-properties draw:stroke="solid" svg:stroke-width="0.071cm" svg:stroke-color="#000000" draw:fill="solid" draw:fill-color="#ffffff" draw:textarea-vertical-align="middle" draw:auto-grow-height="false" draw:fit-to-size="false" fo:min-height="1.027cm" fo:min-width="2.713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0.31cm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solid" svg:stroke-width="0.026cm" svg:stroke-color="#98b855" draw:fill="gradient" draw:fill-gradient-name="Gradient_20_3" draw:textarea-vertical-align="middle" draw:auto-grow-height="false" draw:fit-to-size="false" fo:min-height="0.882cm" fo:min-width="2.32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0" style:family="graphic" style:parent-style-name="standard" style:list-style-name="L2">
      <style:graphic-properties draw:stroke="solid" svg:stroke-width="0.026cm" svg:stroke-color="#98b855" draw:fill="gradient" draw:fill-gradient-name="Gradient_20_3" draw:textarea-vertical-align="middle" draw:auto-grow-height="false" draw:fit-to-size="false" fo:min-height="0.888cm" fo:min-width="2.316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1" style:family="graphic" style:parent-style-name="standard" style:list-style-name="L2">
      <style:graphic-properties draw:stroke="solid" svg:stroke-width="0.071cm" svg:stroke-color="#000000" draw:fill="solid" draw:fill-color="#ffffff" draw:textarea-vertical-align="middle" draw:auto-grow-height="false" draw:fit-to-size="false" fo:min-height="1.027cm" fo:min-width="2.94cm" fo:padding-top="0.127cm" fo:padding-bottom="0.127cm" fo:padding-left="0.254cm" fo:padding-right="0.254cm" fo:wrap-option="wrap"/>
    </style:style>
    <style:style style:name="gr12" style:family="graphic" style:parent-style-name="standard" style:list-style-name="L2">
      <style:graphic-properties draw:stroke="solid" svg:stroke-width="0.071cm" svg:stroke-color="#000000" draw:fill="solid" draw:fill-color="#ffffff" draw:textarea-vertical-align="middle" draw:auto-grow-height="false" draw:fit-to-size="false" fo:min-height="1.027cm" fo:min-width="2.94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0.058cm" fo:padding-top="0.125cm" fo:padding-bottom="0.125cm" fo:padding-left="0.25cm" fo:padding-right="0.25cm" fo:wrap-option="wrap"/>
    </style:style>
    <style:style style:name="gr14" style:family="graphic" style:parent-style-name="standard" style:list-style-name="L2">
      <style:graphic-properties draw:stroke="solid" svg:stroke-width="0.071cm" svg:stroke-color="#000000" draw:fill="solid" draw:fill-color="#ffffff" draw:textarea-vertical-align="middle" draw:auto-grow-height="false" draw:fit-to-size="false" fo:min-height="1.027cm" fo:min-width="2.713cm" fo:padding-top="0.127cm" fo:padding-bottom="0.127cm" fo:padding-left="0.254cm" fo:padding-right="0.254cm" fo:wrap-option="wrap"/>
    </style:style>
    <style:style style:name="gr15" style:family="graphic" style:parent-style-name="standard" style:list-style-name="L2">
      <style:graphic-properties draw:stroke="solid" svg:stroke-width="0.026cm" svg:stroke-color="#98b855" draw:fill="gradient" draw:fill-gradient-name="Gradient_20_3" draw:textarea-vertical-align="middle" draw:auto-grow-height="false" draw:fit-to-size="false" fo:min-height="0.624cm" fo:min-width="2.145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6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0.196cm" fo:padding-top="0.125cm" fo:padding-bottom="0.125cm" fo:padding-left="0.25cm" fo:padding-right="0.25cm" fo:wrap-option="wrap"/>
    </style:style>
    <style:style style:name="gr17" style:family="graphic" style:parent-style-name="standard" style:list-style-name="L2">
      <style:graphic-properties draw:stroke="solid" svg:stroke-width="0.026cm" svg:stroke-color="#98b855" draw:fill="gradient" draw:fill-gradient-name="Gradient_20_3" draw:textarea-vertical-align="middle" draw:auto-grow-height="false" draw:fit-to-size="false" fo:min-height="0.946cm" fo:min-width="2.43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8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1.294cm" fo:min-width="2.606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4.831cm" fo:min-width="0.462cm" fo:padding-top="0.125cm" fo:padding-bottom="0.125cm" fo:padding-left="0.25cm" fo:padding-right="0.25cm" fo:wrap-option="wrap"/>
    </style:style>
    <style:style style:name="gr20" style:family="graphic" style:parent-style-name="standard" style:list-style-name="L2">
      <style:graphic-properties draw:stroke="solid" svg:stroke-width="0.026cm" svg:stroke-color="#98b855" draw:fill="gradient" draw:fill-gradient-name="Gradient_20_3" draw:textarea-vertical-align="middle" draw:auto-grow-height="false" draw:fit-to-size="false" fo:min-height="0.628cm" fo:min-width="2.675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1" style:family="graphic" style:parent-style-name="standard" style:list-style-name="L2">
      <style:graphic-properties draw:stroke="solid" svg:stroke-width="0.071cm" svg:stroke-color="#000000" draw:fill="solid" draw:fill-color="#ffffff" draw:textarea-vertical-align="middle" draw:auto-grow-height="false" draw:fit-to-size="false" fo:min-height="0.869cm" fo:min-width="2.94cm" fo:padding-top="0.127cm" fo:padding-bottom="0.127cm" fo:padding-left="0.254cm" fo:padding-right="0.254cm" fo:wrap-option="wrap"/>
    </style:style>
    <style:style style:name="gr22" style:family="graphic" style:parent-style-name="standard" style:list-style-name="L2">
      <style:graphic-properties draw:stroke="solid" svg:stroke-width="0.071cm" svg:stroke-color="#000000" draw:fill="solid" draw:fill-color="#ffffff" draw:textarea-vertical-align="middle" draw:auto-grow-height="false" draw:fit-to-size="false" fo:min-height="0.886cm" fo:min-width="2.94cm" fo:padding-top="0.127cm" fo:padding-bottom="0.127cm" fo:padding-left="0.254cm" fo:padding-right="0.254cm" fo:wrap-option="wrap"/>
    </style:style>
    <style:style style:name="gr23" style:family="graphic" style:parent-style-name="standard" style:list-style-name="L2">
      <style:graphic-properties draw:stroke="solid" svg:stroke-width="0.026cm" svg:stroke-color="#98b855" draw:fill="gradient" draw:fill-gradient-name="Gradient_20_3" draw:textarea-vertical-align="middle" draw:auto-grow-height="false" draw:fit-to-size="false" fo:min-height="0.626cm" fo:min-width="2.145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4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.304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2">
      <style:graphic-properties draw:stroke="solid" svg:stroke-width="0.071cm" svg:stroke-color="#000000" draw:fill="solid" draw:fill-color="#ffffff" draw:textarea-vertical-align="middle" draw:auto-grow-height="false" draw:fit-to-size="false" fo:min-height="1.027cm" fo:min-width="2.94cm" fo:padding-top="0.127cm" fo:padding-bottom="0.127cm" fo:padding-left="0.254cm" fo:padding-right="0.254cm" fo:wrap-option="wrap"/>
    </style:style>
    <style:style style:name="gr26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.341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solid" svg:stroke-width="0.026cm" svg:stroke-color="#98b855" draw:fill="gradient" draw:fill-gradient-name="Gradient_20_3" draw:textarea-vertical-align="middle" draw:auto-grow-height="false" draw:fit-to-size="false" fo:min-height="0.93cm" fo:min-width="2.43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8" style:family="graphic" style:parent-style-name="standard" style:list-style-name="L2">
      <style:graphic-properties draw:stroke="solid" svg:stroke-width="0.026cm" svg:stroke-color="#98b855" draw:fill="gradient" draw:fill-gradient-name="Gradient_20_3" draw:textarea-vertical-align="middle" draw:auto-grow-height="false" draw:fit-to-size="false" fo:min-height="0.932cm" fo:min-width="2.40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9" style:family="graphic" style:parent-style-name="standard" style:list-style-name="L2">
      <style:graphic-properties draw:stroke="solid" svg:stroke-width="0.026cm" svg:stroke-color="#98b855" draw:fill="gradient" draw:fill-gradient-name="Gradient_20_3" draw:textarea-vertical-align="middle" draw:auto-grow-height="false" draw:fit-to-size="false" fo:min-height="0.899cm" fo:min-width="2.38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0" style:family="graphic" style:parent-style-name="standard" style:list-style-name="L2">
      <style:graphic-properties draw:stroke="solid" svg:stroke-width="0.026cm" svg:stroke-color="#98b855" draw:fill="gradient" draw:fill-gradient-name="Gradient_20_3" draw:textarea-vertical-align="middle" draw:auto-grow-height="false" draw:fit-to-size="false" fo:min-height="0.879cm" fo:min-width="2.433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1" style:family="graphic" style:parent-style-name="standard" style:list-style-name="L2">
      <style:graphic-properties draw:stroke="solid" svg:stroke-width="0.071cm" svg:stroke-color="#000000" draw:fill="solid" draw:fill-color="#ffffff" draw:textarea-vertical-align="middle" draw:auto-grow-height="false" draw:fit-to-size="false" fo:min-height="1.027cm" fo:min-width="2.94cm" fo:padding-top="0.127cm" fo:padding-bottom="0.127cm" fo:padding-left="0.254cm" fo:padding-right="0.254cm" fo:wrap-option="wrap"/>
    </style:style>
    <style:style style:name="gr32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.894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5.969cm" fo:min-width="1.353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5.969cm" fo:min-width="3.311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6.208cm" fo:min-width="0.588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71cm" svg:stroke-color="#6666ff" draw:fill="solid" draw:fill-color="#0066cc" draw:textarea-vertical-align="middle" draw:auto-grow-height="false" draw:fit-to-size="false" fo:min-height="0.25cm" fo:min-width="0cm" fo:padding-top="0.125cm" fo:padding-bottom="0.125cm" fo:padding-left="0.25cm" fo:padding-right="0.25cm" fo:wrap-option="wrap" draw:shadow-offset-x="0.203cm" draw:shadow-offset-y="0.203cm"/>
    </style:style>
    <style:style style:name="gr37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0.005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71cm" svg:stroke-color="#0066cc" draw:fill="solid" draw:fill-color="#0066cc" draw:textarea-vertical-align="middle" draw:auto-grow-height="false" draw:fit-to-size="false" fo:min-height="0.021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3.222cm" fo:min-width="0.246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1.41cm" fo:min-width="0.318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1.493cm" fo:min-width="0.267cm" fo:padding-top="0.125cm" fo:padding-bottom="0.125cm" fo:padding-left="0.25cm" fo:padding-right="0.25cm" fo:wrap-option="wrap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 style:list-style-name="L2">
      <style:graphic-properties draw:stroke="solid" svg:stroke-width="0.026cm" svg:stroke-color="#98b855" draw:fill="gradient" draw:fill-gradient-name="Gradient_20_3" draw:textarea-vertical-align="middle" draw:auto-grow-height="false" draw:fit-to-size="false" fo:min-height="0.886cm" fo:min-width="2.433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4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1.747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3.466cm" fo:min-width="0.318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3.466cm" fo:min-width="0.337cm" fo:padding-top="0.125cm" fo:padding-bottom="0.125cm" fo:padding-left="0.25cm" fo:padding-right="0.25cm" fo:wrap-option="wrap"/>
    </style:style>
    <style:style style:name="gr47" style:family="graphic" style:parent-style-name="standard" style:list-style-name="L2">
      <style:graphic-properties draw:stroke="solid" svg:stroke-width="0.071cm" svg:stroke-color="#000000" draw:fill="solid" draw:fill-color="#ffffff" draw:textarea-vertical-align="middle" draw:auto-grow-height="false" draw:fit-to-size="false" fo:min-height="0.886cm" fo:min-width="2.94cm" fo:padding-top="0.127cm" fo:padding-bottom="0.127cm" fo:padding-left="0.254cm" fo:padding-right="0.254cm" fo:wrap-option="wrap"/>
    </style:style>
    <style:style style:name="gr48" style:family="graphic" style:parent-style-name="standard" style:list-style-name="L2">
      <style:graphic-properties draw:stroke="solid" svg:stroke-width="0.071cm" svg:stroke-color="#000000" draw:fill="solid" draw:fill-color="#ffffff" draw:textarea-vertical-align="middle" draw:auto-grow-height="false" draw:fit-to-size="false" fo:min-height="0.886cm" fo:min-width="2.94cm" fo:padding-top="0.127cm" fo:padding-bottom="0.127cm" fo:padding-left="0.254cm" fo:padding-right="0.254cm" fo:wrap-option="wrap"/>
    </style:style>
    <style:style style:name="gr49" style:family="graphic" style:parent-style-name="standard" style:list-style-name="L2">
      <style:graphic-properties draw:stroke="solid" svg:stroke-width="0.026cm" svg:stroke-color="#98b855" draw:fill="gradient" draw:fill-gradient-name="Gradient_20_3" draw:textarea-vertical-align="middle" draw:auto-grow-height="false" draw:fit-to-size="false" fo:min-height="0.888cm" fo:min-width="2.316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0" style:family="graphic" style:parent-style-name="standard" style:list-style-name="L2">
      <style:graphic-properties draw:stroke="solid" svg:stroke-width="0.026cm" svg:stroke-color="#98b855" draw:fill="gradient" draw:fill-gradient-name="Gradient_20_3" draw:textarea-vertical-align="middle" draw:auto-grow-height="false" draw:fit-to-size="false" fo:min-height="0.888cm" fo:min-width="2.316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1" style:family="graphic" style:parent-style-name="standard" style:list-style-name="L2">
      <style:graphic-properties draw:stroke="solid" svg:stroke-width="0.071cm" svg:stroke-color="#000000" draw:fill="solid" draw:fill-color="#ffffff" draw:textarea-vertical-align="middle" draw:auto-grow-height="false" draw:fit-to-size="false" fo:min-height="1.027cm" fo:min-width="2.94cm" fo:padding-top="0.127cm" fo:padding-bottom="0.127cm" fo:padding-left="0.254cm" fo:padding-right="0.254cm" fo:wrap-option="wrap"/>
    </style:style>
    <style:style style:name="gr52" style:family="graphic" style:parent-style-name="standard" style:list-style-name="L2">
      <style:graphic-properties draw:stroke="solid" svg:stroke-width="0.071cm" svg:stroke-color="#000000" draw:fill="solid" draw:fill-color="#ffffff" draw:textarea-vertical-align="middle" draw:auto-grow-height="false" draw:fit-to-size="false" fo:min-height="1.027cm" fo:min-width="2.94cm" fo:padding-top="0.127cm" fo:padding-bottom="0.127cm" fo:padding-left="0.254cm" fo:padding-right="0.254cm" fo:wrap-option="wrap"/>
    </style:style>
    <style:style style:name="gr53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5.877cm" fo:min-width="5.223cm" fo:padding-top="0.125cm" fo:padding-bottom="0.125cm" fo:padding-left="0.25cm" fo:padding-right="0.25cm" fo:wrap-option="wrap"/>
    </style:style>
    <style:style style:name="gr54" style:family="graphic" style:parent-style-name="objectwithoutfill">
      <style:graphic-properties svg:stroke-width="0.025cm" draw:marker-start-width="0.266cm" draw:marker-end-width="0.266cm" draw:fill="none" draw:textarea-vertical-align="middle" fo:padding-top="0.138cm" fo:padding-bottom="0.138cm" fo:padding-left="0.263cm" fo:padding-right="0.263cm"/>
    </style:style>
    <style:style style:name="gr55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56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0.273cm" fo:padding-top="0.125cm" fo:padding-bottom="0.125cm" fo:padding-left="0.25cm" fo:padding-right="0.25cm" fo:wrap-option="wrap"/>
    </style:style>
    <style:style style:name="gr5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7.8999996185303pt" fo:hyphenate="false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7.8999996185303pt" fo:hyphenate="false"/>
    </style:style>
    <style:style style:name="P6" style:family="paragraph">
      <loext:graphic-properties draw:fill="gradient" draw:fill-gradient-name="Gradient_20_3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7.8999996185303pt"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fo:hyphenate="false"/>
    </style:style>
    <style:style style:name="P8" style:family="paragraph">
      <loext:graphic-properties draw:fill="gradient" draw:fill-gradient-name="Gradient_20_3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0pt"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1pt" fo:hyphenate="false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1pt" fo:hyphenate="false"/>
    </style:style>
    <style:style style:name="P11" style:family="paragraph">
      <loext:graphic-properties draw:fill="solid" draw:fill-color="#0066cc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7.8999996185303pt" fo:hyphenate="fals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Connettore a gomito 21" draw:style-name="gr1" draw:text-style-name="P1" draw:layer="layout" svg:width="7.674cm" svg:height="6.124cm" draw:transform="rotate (-1.5707963267949) translate (6.988cm 1.482cm)">
          <text:p/>
          <draw:enhanced-geometry draw:mirror-horizontal="false" draw:mirror-vertical="false" svg:viewBox="0 0 0 0" draw:text-areas="0 0 ?f4 ?f5" draw:type="ooxml-bentConnector4" draw:modifiers="9222 109310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Rettangolo 6" draw:style-name="gr2" draw:text-style-name="P2" draw:layer="layout" svg:width="4.635cm" svg:height="10.82cm" svg:x="19.789cm" svg:y="0.7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e 7" draw:style-name="gr3" draw:text-style-name="P3" draw:layer="layout" svg:width="0.693cm" svg:height="0.676cm" svg:x="24.649cm" svg:y="5.5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ttangolo 8" draw:style-name="gr4" draw:text-style-name="P5" draw:layer="layout" svg:width="3.22cm" svg:height="1.28cm" svg:x="5.51cm" svg:y="10.563cm">
          <text:p text:style-name="P4"><text:span text:style-name="T1">Que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9" draw:style-name="gr5" draw:text-style-name="P5" draw:layer="layout" svg:width="3.22cm" svg:height="1.28cm" svg:x="5.423cm" svg:y="10.427cm">
          <text:p text:style-name="P4"><text:span text:style-name="T1">Que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e 10" draw:style-name="gr6" draw:text-style-name="P6" draw:layer="layout" svg:width="3.159cm" svg:height="1.238cm" svg:x="1.406cm" svg:y="0.421cm">
          <text:p text:style-name="P4"><text:span text:style-name="T1">Data </text:span><text:span text:style-name="T1">Collectio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ttangolo 11" draw:style-name="gr7" draw:text-style-name="P5" draw:layer="layout" svg:width="3.22cm" svg:height="1.28cm" svg:x="5.376cm" svg:y="0.399cm">
          <text:p text:style-name="P4"><text:span text:style-name="T1">Data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12" draw:style-name="gr8" draw:text-style-name="P1" draw:layer="layout" svg:width="0.81cm" svg:height="0.001cm" svg:x="4.567cm" svg:y="1.0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e 13" draw:style-name="gr9" draw:text-style-name="P8" draw:layer="layout" svg:width="3.988cm" svg:height="1.6cm" svg:x="0.785cm" svg:y="2.741cm">
          <text:p text:style-name="P7"><text:span text:style-name="T2">MUDABlue Similarity Computatio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e 14" draw:style-name="gr10" draw:text-style-name="P8" draw:layer="layout" svg:width="3.982cm" svg:height="1.608cm" svg:x="0.767cm" svg:y="4.686cm">
          <text:p text:style-name="P7"><text:span text:style-name="T2">CL</text:span><text:span text:style-name="T2">A</text:span><text:span text:style-name="T2">N </text:span><text:span text:style-name="T2">Si</text:span><text:span text:style-name="T2">m</text:span><text:span text:style-name="T2">ila</text:span><text:span text:style-name="T2">rit</text:span><text:span text:style-name="T2">y </text:span><text:span text:style-name="T2">C</text:span><text:span text:style-name="T2">o</text:span><text:span text:style-name="T2">m</text:span><text:span text:style-name="T2">p</text:span><text:span text:style-name="T2">ut</text:span><text:span text:style-name="T2">ati</text:span><text:span text:style-name="T2">o</text:span><text:span text:style-name="T2">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ttangolo 15" draw:style-name="gr11" draw:text-style-name="P5" draw:layer="layout" svg:width="3.447cm" svg:height="1.28cm" svg:x="5.262cm" svg:y="2.898cm">
          <text:p text:style-name="P4"><text:span text:style-name="T1">M</text:span><text:span text:style-name="T1">U</text:span><text:span text:style-name="T1">D</text:span><text:span text:style-name="T1">A</text:span><text:span text:style-name="T1">B</text:span><text:span text:style-name="T1">l</text:span><text:span text:style-name="T1">u</text:span><text:span text:style-name="T1">e</text:span><text:span text:style-name="T1"> </text:span><text:span text:style-name="T1">S</text:span><text:span text:style-name="T1">i</text:span><text:span text:style-name="T1">m</text:span><text:span text:style-name="T1">i</text:span><text:span text:style-name="T1">l</text:span><text:span text:style-name="T1">a</text:span><text:span text:style-name="T1">r</text:span><text:span text:style-name="T1">i</text:span><text:span text:style-name="T1">t</text:span><text:span text:style-name="T1">y</text:span><text:span text:style-name="T1"> </text:span><text:span text:style-name="T1">M</text:span><text:span text:style-name="T1">a</text:span><text:span text:style-name="T1">t</text:span><text:span text:style-name="T1">r</text:span><text:span text:style-name="T1">i</text:span><text:span text:style-name="T1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6" draw:style-name="gr12" draw:text-style-name="P5" draw:layer="layout" svg:width="3.447cm" svg:height="1.28cm" svg:x="5.31cm" svg:y="4.856cm">
          <text:p text:style-name="P4"><text:span text:style-name="T1">C</text:span><text:span text:style-name="T1">L</text:span><text:span text:style-name="T1">A</text:span><text:span text:style-name="T1">N</text:span></text:p>
          <text:p text:style-name="P4"><text:span text:style-name="T1">Si</text:span><text:span text:style-name="T1">m</text:span><text:span text:style-name="T1">il</text:span><text:span text:style-name="T1">a</text:span><text:span text:style-name="T1">ri</text:span><text:span text:style-name="T1">ty </text:span><text:span text:style-name="T1">M</text:span><text:span text:style-name="T1">at</text:span><text:span text:style-name="T1">ri</text:span><text:span text:style-name="T1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18" draw:style-name="gr13" draw:text-style-name="P1" draw:layer="layout" svg:width="0.558cm" svg:height="0.008cm" svg:x="4.752cm" svg:y="5.4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ttangolo 19" draw:style-name="gr14" draw:text-style-name="P5" draw:layer="layout" svg:width="3.22cm" svg:height="1.28cm" svg:x="5.31cm" svg:y="10.294cm">
          <text:p text:style-name="P4"><text:span text:style-name="T1">Q</text:span><text:span text:style-name="T1">ue</text:span><text:span text:style-name="T1">rie</text:span><text:span text:style-name="T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e 20" draw:style-name="gr15" draw:text-style-name="P8" draw:layer="layout" svg:width="3.739cm" svg:height="1.236cm" svg:x="0.874cm" svg:y="10.395cm">
          <text:p text:style-name="P7"><text:span text:style-name="T2">D</text:span><text:span text:style-name="T2">e</text:span><text:span text:style-name="T2">f</text:span><text:span text:style-name="T2">i</text:span><text:span text:style-name="T2">n</text:span><text:span text:style-name="T2">i</text:span><text:span text:style-name="T2">t</text:span><text:span text:style-name="T2">i</text:span><text:span text:style-name="T2">o</text:span><text:span text:style-name="T2">n</text:span><text:span text:style-name="T2"> </text:span><text:span text:style-name="T2">o</text:span><text:span text:style-name="T2">f</text:span><text:span text:style-name="T2"> </text:span><text:span text:style-name="T2">q</text:span><text:span text:style-name="T2">u</text:span><text:span text:style-name="T2">e</text:span><text:span text:style-name="T2">r</text:span><text:span text:style-name="T2">i</text:span><text:span text:style-name="T2">e</text:span><text:span text:style-name="T2">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2 22" draw:style-name="gr16" draw:text-style-name="P1" draw:layer="layout" svg:width="0.696cm" svg:height="0.001cm" svg:x="4.613cm" svg:y="11.0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e 23" draw:style-name="gr17" draw:text-style-name="P6" draw:layer="layout" svg:width="4.143cm" svg:height="1.69cm" svg:x="9.748cm" svg:y="7.704cm">
          <text:p text:style-name="P4"><text:span text:style-name="T1">R</text:span><text:span text:style-name="T1">e</text:span><text:span text:style-name="T1">t</text:span><text:span text:style-name="T1">r</text:span><text:span text:style-name="T1">i</text:span><text:span text:style-name="T1">e</text:span><text:span text:style-name="T1">v</text:span><text:span text:style-name="T1">a</text:span><text:span text:style-name="T1">l</text:span><text:span text:style-name="T1"> </text:span><text:span text:style-name="T1">o</text:span><text:span text:style-name="T1">f</text:span><text:span text:style-name="T1"> </text:span><text:span text:style-name="T1">s</text:span><text:span text:style-name="T1">i</text:span><text:span text:style-name="T1">m</text:span><text:span text:style-name="T1">i</text:span><text:span text:style-name="T1">l</text:span><text:span text:style-name="T1">a</text:span><text:span text:style-name="T1">r</text:span><text:span text:style-name="T1">i</text:span><text:span text:style-name="T1">t</text:span><text:span text:style-name="T1">y</text:span><text:span text:style-name="T1"> </text:span><text:span text:style-name="T1">s</text:span><text:span text:style-name="T1">c</text:span><text:span text:style-name="T1">o</text:span><text:span text:style-name="T1">r</text:span><text:span text:style-name="T1">e</text:span><text:span text:style-name="T1">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a gomito 24" draw:style-name="gr18" draw:text-style-name="P1" draw:layer="layout" svg:width="3.106cm" svg:height="1.544cm" svg:x="8.63cm" svg:y="9.474cm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onnettore a gomito 26" draw:style-name="gr19" draw:text-style-name="P1" draw:layer="layout" svg:width="0.961cm" svg:height="5.08cm" svg:x="8.772cm" svg:y="3.514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Ovale 27" draw:style-name="gr20" draw:text-style-name="P6" draw:layer="layout" svg:width="4.489cm" svg:height="1.24cm" svg:x="14.537cm" svg:y="0.541cm">
          <text:p text:style-name="P4"><text:span text:style-name="T1">Mix and </text:span><text:span text:style-name="T1">shuffle of the </text:span><text:span text:style-name="T1">result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ttangolo 28" draw:style-name="gr21" draw:text-style-name="P10" draw:layer="layout" svg:width="3.447cm" svg:height="1.122cm" svg:x="10.313cm" svg:y="0.698cm">
          <text:p text:style-name="P9"><text:span text:style-name="T3">M</text:span><text:span text:style-name="T3">U</text:span><text:span text:style-name="T3">D</text:span><text:span text:style-name="T3">A</text:span><text:span text:style-name="T3">B</text:span><text:span text:style-name="T3">l</text:span><text:span text:style-name="T3">u</text:span><text:span text:style-name="T3">e </text:span><text:span text:style-name="T3">b</text:span><text:span text:style-name="T3">a</text:span><text:span text:style-name="T3">s</text:span><text:span text:style-name="T3">e</text:span><text:span text:style-name="T3">d </text:span><text:span text:style-name="T3">r</text:span><text:span text:style-name="T3">a</text:span><text:span text:style-name="T3">n</text:span><text:span text:style-name="T3">k</text:span><text:span text:style-name="T3">e</text:span><text:span text:style-name="T3">d </text:span><text:span text:style-name="T3">r</text:span><text:span text:style-name="T3">e</text:span><text:span text:style-name="T3">s</text:span><text:span text:style-name="T3">u</text:span><text:span text:style-name="T3">lt</text:span><text:span text:style-name="T3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30" draw:style-name="gr22" draw:text-style-name="P5" draw:layer="layout" svg:width="3.447cm" svg:height="1.139cm" svg:x="10.313cm" svg:y="2.124cm">
          <text:p text:style-name="P4"><text:span text:style-name="T1">CLAN based </text:span><text:span text:style-name="T1">ranked </text:span><text:span text:style-name="T1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e 34" draw:style-name="gr23" draw:text-style-name="P6" draw:layer="layout" svg:width="3.739cm" svg:height="1.238cm" svg:x="14.911cm" svg:y="4.314cm">
          <text:p text:style-name="P4"><text:span text:style-name="T1">H</text:span><text:span text:style-name="T1">u</text:span><text:span text:style-name="T1">m</text:span><text:span text:style-name="T1">a</text:span><text:span text:style-name="T1">n </text:span><text:span text:style-name="T1">l</text:span><text:span text:style-name="T1">a</text:span><text:span text:style-name="T1">b</text:span><text:span text:style-name="T1">e</text:span><text:span text:style-name="T1">li</text:span><text:span text:style-name="T1">n</text:span><text:span text:style-name="T1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2 35" draw:style-name="gr24" draw:text-style-name="P1" draw:layer="layout" svg:width="0.003cm" svg:height="0.554cm" svg:x="16.782cm" svg:y="2.6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ttangolo 36" draw:style-name="gr25" draw:text-style-name="P5" draw:layer="layout" svg:width="3.447cm" svg:height="1.28cm" svg:x="15.062cm" svg:y="2.436cm">
          <text:p text:style-name="P4"><text:span text:style-name="T1">M</text:span><text:span text:style-name="T1">i</text:span><text:span text:style-name="T1">x</text:span><text:span text:style-name="T1">e</text:span><text:span text:style-name="T1">d</text:span><text:span text:style-name="T1"> </text:span><text:span text:style-name="T1">a</text:span><text:span text:style-name="T1">n</text:span><text:span text:style-name="T1">d</text:span><text:span text:style-name="T1"> </text:span><text:span text:style-name="T1">s</text:span><text:span text:style-name="T1">h</text:span><text:span text:style-name="T1">u</text:span><text:span text:style-name="T1">f</text:span><text:span text:style-name="T1">f</text:span><text:span text:style-name="T1">l</text:span><text:span text:style-name="T1">e</text:span><text:span text:style-name="T1">d</text:span><text:span text:style-name="T1"> </text:span><text:span text:style-name="T1">r</text:span><text:span text:style-name="T1">e</text:span><text:span text:style-name="T1">s</text:span><text:span text:style-name="T1">u</text:span><text:span text:style-name="T1">l</text:span><text:span text:style-name="T1">t</text:span><text:span text:style-name="T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7" draw:style-name="gr26" draw:text-style-name="P1" draw:layer="layout" svg:width="0.005cm" svg:height="0.591cm" svg:x="16.774cm" svg:y="3.71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Ovale 38" draw:style-name="gr27" draw:text-style-name="P6" draw:layer="layout" svg:width="4.153cm" svg:height="1.668cm" svg:x="20.096cm" svg:y="1.209cm">
          <text:p text:style-name="P4"><text:span text:style-name="T1">S</text:span><text:span text:style-name="T1">u</text:span><text:span text:style-name="T1">c</text:span><text:span text:style-name="T1">c</text:span><text:span text:style-name="T1">e</text:span><text:span text:style-name="T1">s</text:span><text:span text:style-name="T1">s</text:span><text:span text:style-name="T1"> </text:span><text:span text:style-name="T1">r</text:span><text:span text:style-name="T1">a</text:span><text:span text:style-name="T1">t</text:span><text:span text:style-name="T1">e</text:span><text:span text:style-name="T1"> </text:span><text:span text:style-name="T1">c</text:span><text:span text:style-name="T1">a</text:span><text:span text:style-name="T1">l</text:span><text:span text:style-name="T1">c</text:span><text:span text:style-name="T1">u</text:span><text:span text:style-name="T1">l</text:span><text:span text:style-name="T1">a</text:span><text:span text:style-name="T1">t</text:span><text:span text:style-name="T1">i</text:span><text:span text:style-name="T1">o</text:span><text:span text:style-name="T1">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e 39" draw:style-name="gr28" draw:text-style-name="P6" draw:layer="layout" svg:width="4.111cm" svg:height="1.672cm" svg:x="20.118cm" svg:y="3.09cm">
          <text:p text:style-name="P4"><text:span text:style-name="T1">Confidence </text:span><text:span text:style-name="T1">calculatio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e 40" draw:style-name="gr29" draw:text-style-name="P6" draw:layer="layout" svg:width="4.083cm" svg:height="1.623cm" svg:x="20.141cm" svg:y="5.009cm">
          <text:p text:style-name="P4"><text:span text:style-name="T1">P</text:span><text:span text:style-name="T1">r</text:span><text:span text:style-name="T1">e</text:span><text:span text:style-name="T1">c</text:span><text:span text:style-name="T1">i</text:span><text:span text:style-name="T1">s</text:span><text:span text:style-name="T1">i</text:span><text:span text:style-name="T1">o</text:span><text:span text:style-name="T1">n</text:span><text:span text:style-name="T1"> </text:span><text:span text:style-name="T1">c</text:span><text:span text:style-name="T1">a</text:span><text:span text:style-name="T1">l</text:span><text:span text:style-name="T1">c</text:span><text:span text:style-name="T1">u</text:span><text:span text:style-name="T1">l</text:span><text:span text:style-name="T1">a</text:span><text:span text:style-name="T1">t</text:span><text:span text:style-name="T1">i</text:span><text:span text:style-name="T1">o</text:span><text:span text:style-name="T1">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e 41" draw:style-name="gr30" draw:text-style-name="P6" draw:layer="layout" svg:width="4.147cm" svg:height="1.597cm" svg:x="20.032cm" svg:y="7.08cm">
          <text:p text:style-name="P4"><text:span text:style-name="T1">R</text:span><text:span text:style-name="T1">a</text:span><text:span text:style-name="T1">n</text:span><text:span text:style-name="T1">k</text:span><text:span text:style-name="T1">i</text:span><text:span text:style-name="T1">n</text:span><text:span text:style-name="T1">g</text:span><text:span text:style-name="T1"> </text:span><text:span text:style-name="T1"><text:s/></text:span><text:span text:style-name="T1">c</text:span><text:span text:style-name="T1">o</text:span><text:span text:style-name="T1">r</text:span><text:span text:style-name="T1">r</text:span><text:span text:style-name="T1">e</text:span><text:span text:style-name="T1">l</text:span><text:span text:style-name="T1">a</text:span><text:span text:style-name="T1">t</text:span><text:span text:style-name="T1">i</text:span><text:span text:style-name="T1">o</text:span><text:span text:style-name="T1">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ttangolo 42" draw:style-name="gr31" draw:text-style-name="P5" draw:layer="layout" svg:width="3.447cm" svg:height="1.28cm" svg:x="15.062cm" svg:y="6.692cm">
          <text:p text:style-name="P4"><text:span text:style-name="T1">Labeled 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43" draw:style-name="gr32" draw:text-style-name="P1" draw:layer="layout" svg:width="0.004cm" svg:height="1.144cm" svg:x="16.783cm" svg:y="5.5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ttore a gomito 44" draw:style-name="gr33" draw:text-style-name="P1" draw:layer="layout" svg:width="1.852cm" svg:height="6.218cm" draw:transform="rotate (-1.5707963267949) translate (6.987cm 1.681cm)">
          <text:p/>
          <draw:enhanced-geometry draw:mirror-horizontal="false" draw:mirror-vertical="false" svg:viewBox="0 0 0 0" draw:text-areas="0 0 ?f4 ?f5" draw:type="ooxml-bentConnector4" draw:modifiers="26901 107501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Connettore a gomito 45" draw:style-name="gr34" draw:text-style-name="P1" draw:layer="layout" svg:width="3.81cm" svg:height="6.218cm" draw:transform="rotate (-1.5707963267949) translate (6.988cm 1.679cm)">
          <text:p/>
          <draw:enhanced-geometry draw:mirror-horizontal="false" draw:mirror-vertical="false" svg:viewBox="0 0 0 0" draw:text-areas="0 0 ?f4 ?f5" draw:type="ooxml-bentConnector4" draw:modifiers="13194 10743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Connettore a gomito 46" draw:style-name="gr35" draw:text-style-name="P1" draw:layer="layout" svg:width="1.088cm" svg:height="6.458cm" svg:x="19.029cm" svg:y="2.141cm">
          <text:p/>
          <draw:enhanced-geometry draw:mirror-horizontal="false" draw:mirror-vertical="true" svg:viewBox="0 0 0 0" draw:text-areas="0 0 ?f2 ?f3" draw:type="ooxml-bentConnector3" draw:modifiers="5000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Ovale 50" draw:style-name="gr36" draw:text-style-name="P11" draw:layer="layout" svg:width="0.694cm" svg:height="0.706cm" svg:x="0.205cm" svg:y="0.6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2 51" draw:style-name="gr37" draw:text-style-name="P1" draw:layer="layout" svg:width="0.505cm" svg:height="0.001cm" svg:x="0.901cm" svg:y="1.0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e 52" draw:style-name="gr38" draw:text-style-name="P11" draw:layer="layout" svg:width="0.38cm" svg:height="0.383cm" svg:x="24.808cm" svg:y="5.6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a gomito 53" draw:style-name="gr39" draw:text-style-name="P1" draw:layer="layout" svg:width="0.745cm" svg:height="3.471cm" svg:x="24.251cm" svg:y="2.045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onnettore a gomito 54" draw:style-name="gr40" draw:text-style-name="P1" draw:layer="layout" svg:width="0.818cm" svg:height="1.66cm" svg:x="24.177cm" svg:y="6.191cm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onnettore a gomito 55" draw:style-name="gr41" draw:text-style-name="P1" draw:layer="layout" svg:width="0.766cm" svg:height="1.742cm" svg:x="24.228cm" svg:y="3.775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Rettangolo 57" draw:style-name="gr42" draw:text-style-name="P12" draw:layer="layout" svg:width="4.872cm" svg:height="0.756cm" svg:x="19.65cm" svg:y="10.655cm">
          <text:p text:style-name="P4"><text:span text:style-name="T1">C</text:span><text:span text:style-name="T1">a</text:span><text:span text:style-name="T1">l</text:span><text:span text:style-name="T1">c</text:span><text:span text:style-name="T1">u</text:span><text:span text:style-name="T1">l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</text:span><text:span text:style-name="T1"> </text:span><text:span text:style-name="T1">m</text:span><text:span text:style-name="T1">e</text:span><text:span text:style-name="T1">t</text:span><text:span text:style-name="T1">r</text:span><text:span text:style-name="T1">i</text:span><text:span text:style-name="T1">c</text:span><text:span text:style-name="T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e 59" draw:style-name="gr43" draw:text-style-name="P6" draw:layer="layout" svg:width="4.147cm" svg:height="1.606cm" svg:x="20.012cm" svg:y="8.954cm">
          <text:p text:style-name="P4"><text:span text:style-name="T1">E</text:span><text:span text:style-name="T1">x</text:span><text:span text:style-name="T1">e</text:span><text:span text:style-name="T1">c</text:span><text:span text:style-name="T1">u</text:span><text:span text:style-name="T1">ti</text:span><text:span text:style-name="T1">o</text:span><text:span text:style-name="T1">n </text:span><text:span text:style-name="T1">ti</text:span><text:span text:style-name="T1">m</text:span><text:span text:style-name="T1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a gomito 61" draw:style-name="gr44" draw:text-style-name="P1" draw:layer="layout" svg:width="0.412cm" svg:height="1.997cm" svg:x="24.236cm" svg:y="5.85cm">
          <text:p/>
          <draw:enhanced-geometry draw:mirror-horizontal="false" draw:mirror-vertical="true" svg:viewBox="0 0 0 0" draw:text-areas="0 0 ?f2 ?f3" draw:type="ooxml-bentConnector3" draw:modifiers="3576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ttore a gomito 62" draw:style-name="gr45" draw:text-style-name="P1" draw:layer="layout" svg:width="0.818cm" svg:height="3.716cm" svg:x="24.177cm" svg:y="6.183cm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onnettore a gomito 63" draw:style-name="gr46" draw:text-style-name="P1" draw:layer="layout" svg:width="0.837cm" svg:height="3.716cm" svg:x="24.16cm" svg:y="6.183cm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onnettore 2 37" draw:style-name="gr26" draw:text-style-name="P1" draw:layer="layout" svg:width="0.005cm" svg:height="0.591cm" svg:x="16.774cm" svg:y="1.91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ttangolo 30" draw:style-name="gr47" draw:text-style-name="P5" draw:layer="layout" svg:width="3.447cm" svg:height="1.139cm" svg:x="10.313cm" svg:y="3.724cm">
          <text:p text:style-name="P4"><text:span text:style-name="T1">RepoPal </text:span><text:span text:style-name="T1">based </text:span><text:span text:style-name="T1">ranked </text:span><text:span text:style-name="T1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30" draw:style-name="gr48" draw:text-style-name="P5" draw:layer="layout" svg:width="3.447cm" svg:height="1.139cm" svg:x="10.313cm" svg:y="5.223cm">
          <text:p text:style-name="P4"><text:span text:style-name="T1">C</text:span><text:span text:style-name="T1">r</text:span><text:span text:style-name="T1">o</text:span><text:span text:style-name="T1">s</text:span><text:span text:style-name="T1">s</text:span><text:span text:style-name="T1">S</text:span><text:span text:style-name="T1">i</text:span><text:span text:style-name="T1">m</text:span><text:span text:style-name="T1"> </text:span><text:span text:style-name="T1">b</text:span><text:span text:style-name="T1">a</text:span><text:span text:style-name="T1">s</text:span><text:span text:style-name="T1">e</text:span><text:span text:style-name="T1">d</text:span><text:span text:style-name="T1"> </text:span><text:span text:style-name="T1">r</text:span><text:span text:style-name="T1">a</text:span><text:span text:style-name="T1">n</text:span><text:span text:style-name="T1">k</text:span><text:span text:style-name="T1">e</text:span><text:span text:style-name="T1">d</text:span><text:span text:style-name="T1"> </text:span><text:span text:style-name="T1">r</text:span><text:span text:style-name="T1">e</text:span><text:span text:style-name="T1">s</text:span><text:span text:style-name="T1">u</text:span><text:span text:style-name="T1">l</text:span><text:span text:style-name="T1">t</text:span><text:span text:style-name="T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e 14" draw:style-name="gr49" draw:text-style-name="P8" draw:layer="layout" svg:width="3.982cm" svg:height="1.608cm" svg:x="0.768cm" svg:y="6.614cm">
          <text:p text:style-name="P7"><text:span text:style-name="T2">RepoPal Similarity Computatio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e 14" draw:style-name="gr50" draw:text-style-name="P8" draw:layer="layout" svg:width="3.982cm" svg:height="1.608cm" svg:x="0.769cm" svg:y="8.425cm">
          <text:p text:style-name="P7"><text:span text:style-name="T2">C</text:span><text:span text:style-name="T2">r</text:span><text:span text:style-name="T2">o</text:span><text:span text:style-name="T2">ss</text:span><text:span text:style-name="T2">Si</text:span><text:span text:style-name="T2">m </text:span><text:span text:style-name="T2">Si</text:span><text:span text:style-name="T2">m</text:span><text:span text:style-name="T2">il</text:span><text:span text:style-name="T2">a</text:span><text:span text:style-name="T2">ri</text:span><text:span text:style-name="T2">ty </text:span><text:span text:style-name="T2">C</text:span><text:span text:style-name="T2">o</text:span><text:span text:style-name="T2">m</text:span><text:span text:style-name="T2">p</text:span><text:span text:style-name="T2">ut</text:span><text:span text:style-name="T2">a</text:span><text:span text:style-name="T2">ti</text:span><text:span text:style-name="T2">o</text:span><text:span text:style-name="T2">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2 18" draw:style-name="gr13" draw:text-style-name="P1" draw:layer="layout" svg:width="0.558cm" svg:height="0.008cm" svg:x="4.754cm" svg:y="9.2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ttangolo 16" draw:style-name="gr51" draw:text-style-name="P5" draw:layer="layout" svg:width="3.447cm" svg:height="1.28cm" svg:x="5.31cm" svg:y="6.656cm">
          <text:p text:style-name="P4"><text:span text:style-name="T1">R</text:span><text:span text:style-name="T1">e</text:span><text:span text:style-name="T1">p</text:span><text:span text:style-name="T1">o</text:span><text:span text:style-name="T1">P</text:span><text:span text:style-name="T1">al</text:span></text:p>
          <text:p text:style-name="P4"><text:span text:style-name="T1">Si</text:span><text:span text:style-name="T1">m</text:span><text:span text:style-name="T1">il</text:span><text:span text:style-name="T1">a</text:span><text:span text:style-name="T1">ri</text:span><text:span text:style-name="T1">ty </text:span><text:span text:style-name="T1">M</text:span><text:span text:style-name="T1">at</text:span><text:span text:style-name="T1">ri</text:span><text:span text:style-name="T1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6" draw:style-name="gr52" draw:text-style-name="P5" draw:layer="layout" svg:width="3.447cm" svg:height="1.28cm" svg:x="5.31cm" svg:y="8.356cm">
          <text:p text:style-name="P4"><text:span text:style-name="T1">C</text:span><text:span text:style-name="T1">r</text:span><text:span text:style-name="T1">o</text:span><text:span text:style-name="T1">s</text:span><text:span text:style-name="T1">s</text:span><text:span text:style-name="T1">S</text:span><text:span text:style-name="T1">i</text:span><text:span text:style-name="T1">m</text:span></text:p>
          <text:p text:style-name="P4"><text:span text:style-name="T1">S</text:span><text:span text:style-name="T1">i</text:span><text:span text:style-name="T1">m</text:span><text:span text:style-name="T1">i</text:span><text:span text:style-name="T1">l</text:span><text:span text:style-name="T1">a</text:span><text:span text:style-name="T1">r</text:span><text:span text:style-name="T1">i</text:span><text:span text:style-name="T1">t</text:span><text:span text:style-name="T1">y</text:span><text:span text:style-name="T1"> </text:span><text:span text:style-name="T1">M</text:span><text:span text:style-name="T1">a</text:span><text:span text:style-name="T1">t</text:span><text:span text:style-name="T1">r</text:span><text:span text:style-name="T1">i</text:span><text:span text:style-name="T1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18" draw:style-name="gr13" draw:text-style-name="P1" draw:layer="layout" svg:width="0.558cm" svg:height="0.008cm" svg:x="4.753cm" svg:y="7.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ttore 2 18" draw:style-name="gr13" draw:text-style-name="P1" draw:layer="layout" svg:width="0.558cm" svg:height="0.008cm" svg:x="4.753cm" svg:y="3.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ttore a gomito 21" draw:style-name="gr53" draw:text-style-name="P1" draw:layer="layout" svg:width="5.722cm" svg:height="6.126cm" draw:transform="rotate (-1.5707963267949) translate (6.988cm 1.681cm)">
          <text:p/>
          <draw:enhanced-geometry draw:mirror-horizontal="false" draw:mirror-vertical="false" svg:viewBox="0 0 0 0" draw:text-areas="0 0 ?f4 ?f5" draw:type="ooxml-bentConnector4" draw:modifiers="9222 109310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Connettore 2 18" draw:style-name="gr13" draw:text-style-name="P1" draw:layer="layout" svg:width="0.558cm" svg:height="0.008cm" svg:x="8.703cm" svg:y="5.3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ttore 2 18" draw:style-name="gr13" draw:text-style-name="P1" draw:layer="layout" svg:width="0.558cm" svg:height="0.008cm" svg:x="8.704cm" svg:y="7.1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ttore 2 18" draw:style-name="gr13" draw:text-style-name="P1" draw:layer="layout" svg:width="0.558cm" svg:height="0.008cm" svg:x="8.704cm" svg:y="3.5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ttore 2 18" draw:style-name="gr13" draw:text-style-name="P1" draw:layer="layout" svg:width="0.558cm" svg:height="0.008cm" svg:x="8.705cm" svg:y="9.096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54" draw:text-style-name="P13" draw:layer="layout" svg:x1="9.257cm" svg:y1="8.594cm" svg:x2="9.257cm" svg:y2="9.096cm">
          <text:p/>
        </draw:line>
        <draw:line draw:style-name="gr54" draw:text-style-name="P13" draw:layer="layout" svg:x1="11.681cm" svg:y1="7.194cm" svg:x2="11.681cm" svg:y2="7.696cm">
          <text:p/>
        </draw:line>
        <draw:line draw:style-name="gr55" draw:text-style-name="P13" draw:layer="layout" svg:x1="11.681cm" svg:y1="7.194cm" svg:x2="9.754cm" svg:y2="7.194cm">
          <text:p/>
        </draw:line>
        <draw:line draw:style-name="gr54" draw:text-style-name="P13" draw:layer="layout" svg:x1="9.754cm" svg:y1="1.228cm" svg:x2="9.757cm" svg:y2="7.196cm">
          <text:p/>
        </draw:line>
        <draw:custom-shape draw:name="Connettore 2 18" draw:style-name="gr13" draw:text-style-name="P1" draw:layer="layout" svg:width="0.558cm" svg:height="0.008cm" svg:x="9.741cm" svg:y="5.8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ttore 2 18" draw:style-name="gr13" draw:text-style-name="P1" draw:layer="layout" svg:width="0.558cm" svg:height="0.008cm" svg:x="9.742cm" svg:y="4.3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ttore 2 18" draw:style-name="gr13" draw:text-style-name="P1" draw:layer="layout" svg:width="0.558cm" svg:height="0.008cm" svg:x="9.743cm" svg:y="2.6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ttore 2 18" draw:style-name="gr13" draw:text-style-name="P1" draw:layer="layout" svg:width="0.558cm" svg:height="0.008cm" svg:x="9.744cm" svg:y="1.219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54" draw:text-style-name="P13" draw:layer="layout" svg:x1="14.258cm" svg:y1="1.178cm" svg:x2="14.258cm" svg:y2="5.845cm">
          <text:p/>
        </draw:line>
        <draw:custom-shape draw:name="Connettore 2 18" draw:style-name="gr13" draw:text-style-name="P1" draw:layer="layout" svg:width="0.558cm" svg:height="0.008cm" svg:x="13.742cm" svg:y="5.8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ttore 2 18" draw:style-name="gr13" draw:text-style-name="P1" draw:layer="layout" svg:width="0.558cm" svg:height="0.008cm" svg:x="13.743cm" svg:y="4.3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ttore 2 18" draw:style-name="gr13" draw:text-style-name="P1" draw:layer="layout" svg:width="0.558cm" svg:height="0.008cm" svg:x="13.744cm" svg:y="2.6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ttore 2 18" draw:style-name="gr56" draw:text-style-name="P1" draw:layer="layout" svg:width="0.773cm" svg:height="0.001cm" svg:x="13.764cm" svg:y="1.178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54" draw:text-style-name="P13" draw:layer="layout" svg:x1="16.781cm" svg:y1="7.994cm" svg:x2="16.781cm" svg:y2="8.582cm">
          <text:p/>
        </draw:line>
        <draw:line draw:style-name="gr55" draw:text-style-name="P13" draw:layer="layout" svg:x1="19.562cm" svg:y1="8.598cm" svg:x2="16.781cm" svg:y2="8.598cm">
          <text:p/>
        </draw:line>
        <draw:custom-shape draw:name="Connettore 2 18" draw:style-name="gr13" draw:text-style-name="P1" draw:layer="layout" svg:width="0.558cm" svg:height="0.008cm" svg:x="19.543cm" svg:y="8.0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ttore 2 18" draw:style-name="gr13" draw:text-style-name="P1" draw:layer="layout" svg:width="0.558cm" svg:height="0.008cm" svg:x="19.544cm" svg:y="5.8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ttore 2 18" draw:style-name="gr13" draw:text-style-name="P1" draw:layer="layout" svg:width="0.558cm" svg:height="0.008cm" svg:x="19.545cm" svg:y="3.82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57" draw:layer="layout" svg:width="14.848cm" svg:height="11.136cm" svg:x="3.075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e3fbc2" draw:end-color="#f4ffe6" draw:start-intensity="100%" draw:end-intensity="100%" draw:angle="1800" draw:border="0%"/>
    <draw:marker draw:name="Arrow" svg:viewBox="0 0 20 30" svg:d="M10 0l-10 30h20z"/>
    <draw:marker draw:name="msArrowEnd_20_5" draw:display-name="msArrowEnd 5" svg:viewBox="0 0 300 300" svg:d="M150 0l150 300h-30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9cm" fo:margin-bottom="0cm" fo:text-indent="0cm"/>
      <style:text-properties fo:font-size="16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61cm" fo:margin-bottom="0cm" fo:text-indent="0cm"/>
      <style:text-properties fo:font-size="13.699999809265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06cm" fo:margin-bottom="0cm" fo:text-indent="0cm"/>
      <style:text-properties fo:font-size="11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48cm" fo:margin-bottom="0cm" fo:text-indent="0cm"/>
      <style:text-properties fo:font-size="11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48cm" fo:margin-bottom="0cm" fo:text-indent="0cm"/>
      <style:text-properties fo:font-size="11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48cm" fo:margin-bottom="0cm" fo:text-indent="0cm"/>
      <style:text-properties fo:font-size="11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48cm" fo:margin-bottom="0cm" fo:text-indent="0cm"/>
      <style:text-properties fo:font-size="11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48cm" fo:margin-bottom="0cm" fo:text-indent="0cm"/>
      <style:text-properties fo:font-size="11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654cm" fo:page-height="12.19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276cm" svg:x="1cm" svg:y="4.134cm"/>
      <draw:page-thumbnail draw:layer="backgroundobjects" svg:width="8.999cm" svg:height="4.276cm" svg:x="1cm" svg:y="12.71cm"/>
      <draw:page-thumbnail draw:layer="backgroundobjects" svg:width="8.999cm" svg:height="4.276cm" svg:x="1cm" svg:y="21.286cm"/>
      <draw:page-thumbnail draw:layer="backgroundobjects" svg:width="8.999cm" svg:height="4.276cm" svg:x="11cm" svg:y="4.134cm"/>
      <draw:page-thumbnail draw:layer="backgroundobjects" svg:width="8.999cm" svg:height="4.276cm" svg:x="11cm" svg:y="12.71cm"/>
      <draw:page-thumbnail draw:layer="backgroundobjects" svg:width="8.999cm" svg:height="4.276cm" svg:x="11cm" svg:y="21.286cm"/>
    </style:handout-master>
    <style:master-page style:name="Default" style:page-layout-name="PM1" draw:style-name="Mdp1">
      <draw:frame presentation:style-name="Default-title" draw:layer="backgroundobjects" svg:width="23.087cm" svg:height="2.034cm" svg:x="1.28cm" svg:y="0.48cm" presentation:class="title" presentation:placeholder="true">
        <draw:text-box/>
      </draw:frame>
      <draw:frame presentation:style-name="Default-outline1" draw:layer="backgroundobjects" svg:width="23.087cm" svg:height="7.07cm" svg:x="1.28cm" svg:y="2.845cm" presentation:class="outline" presentation:placeholder="true">
        <draw:text-box/>
      </draw:frame>
      <draw:frame presentation:style-name="Mpr1" draw:text-style-name="MP2" draw:layer="backgroundobjects" svg:width="5.977cm" svg:height="0.842cm" svg:x="1.28cm" svg:y="11.0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131cm" svg:height="0.842cm" svg:x="8.77cm" svg:y="11.0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77cm" svg:height="0.842cm" svg:x="18.39cm" svg:y="11.0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6T13:37:10.775331797</meta:creation-date>
    <dc:date>2018-09-15T21:58:43.346688480</dc:date>
    <meta:editing-duration>P1DT7H56M</meta:editing-duration>
    <meta:editing-cycles>32</meta:editing-cycles>
    <meta:generator>LibreOffice/5.1.6.2$Linux_X86_64 LibreOffice_project/10m0$Build-2</meta:generator>
    <meta:document-statistic meta:object-count="102"/>
  </office:meta>
</office:document-meta>
</file>